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nemos un Objeto coche con las siguientes propiedades:</text:p>
      <text:p text:style-name="Standard"/>
      <text:p text:style-name="Standard">ID</text:p>
      <text:p text:style-name="Standard"/>
      <text:p text:style-name="Standard">-Marca</text:p>
      <text:p text:style-name="Standard"/>
      <text:p text:style-name="Standard">-Modelo</text:p>
      <text:p text:style-name="Standard"/>
      <text:p text:style-name="Standard">-KM</text:p>
      <text:p text:style-name="Standard"/>
      <text:p text:style-name="Standard">-Precio</text:p>
      <text:p text:style-name="Standard"/>
      <text:p text:style-name="Standard">Hay que crear su get() y ademas su método toString() para mostrar el co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arcía</meta:initial-creator>
    <meta:creation-date>2024-09-30T12:52:37.29</meta:creation-date>
    <meta:document-statistic meta:table-count="0" meta:image-count="0" meta:object-count="0" meta:page-count="1" meta:paragraph-count="7" meta:word-count="27" meta:character-count="155"/>
    <dc:date>2024-09-30T12:57:23.33</dc:date>
    <dc:creator>Carlos García</dc:creator>
    <meta:editing-duration>PT4M46S</meta:editing-duration>
    <meta:editing-cycles>1</meta:editing-cycles>
    <meta:generator>OpenOffice/4.1.15$Win32 OpenOffice.org_project/4115m2$Build-9813</meta:generator>
  </office:meta>
</office:document-meta>
</file>